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8000001E3B7388C60544BD08C.png" manifest:media-type="image/png"/>
  <manifest:file-entry manifest:full-path="Pictures/10000001000002D9000000960A351F74540B08FC.png" manifest:media-type="image/png"/>
  <manifest:file-entry manifest:full-path="Pictures/10000001000002D900000096065D68F0FE0364A4.png" manifest:media-type="image/png"/>
  <manifest:file-entry manifest:full-path="Pictures/1000000100000727000001BA375DC05051597C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rsid="001b5fad" officeooo:paragraph-rsid="001b5fa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foto1_1)</text:p>
      <text:p text:style-name="P1"><draw:frame draw:style-name="fr1" draw:name="Image1" text:anchor-type="char" svg:width="6.9252in" svg:height="1.6717in" draw:z-index="0"><draw:image xlink:href="Pictures/1000000100000727000001BA375DC05051597CBC.png" xlink:type="simple" xlink:show="embed" xlink:actuate="onLoad" draw:mime-type="image/png"/></draw:frame>(foto2_1)</text:p>
      <text:p text:style-name="P2"><draw:frame draw:style-name="fr1" draw:name="Image2" text:anchor-type="char" svg:width="6.9252in" svg:height="1.4244in" draw:z-index="1"><draw:image xlink:href="Pictures/10000001000002D900000096065D68F0FE0364A4.png" xlink:type="simple" xlink:show="embed" xlink:actuate="onLoad" draw:mime-type="image/png"/></draw:frame>(foto3_1)</text:p>
      <text:p text:style-name="P2"><draw:frame draw:style-name="fr1" draw:name="Image3" text:anchor-type="char" svg:width="6.9252in" svg:height="1.4244in" draw:z-index="2"><draw:image xlink:href="Pictures/10000001000002D9000000960A351F74540B08FC.png" xlink:type="simple" xlink:show="embed" xlink:actuate="onLoad" draw:mime-type="image/png"/></draw:frame>(foto3-2)</text:p>
      <text:p text:style-name="P2"><draw:frame draw:style-name="fr1" draw:name="Image4" text:anchor-type="char" svg:width="6.9252in" svg:height="2.8437in" draw:z-index="3"><draw:image xlink:href="Pictures/1000000100000498000001E3B7388C60544BD0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12:57:04.137598792</meta:creation-date>
    <dc:date>2022-09-18T13:27:05.705234815</dc:date>
    <meta:editing-duration>PT9M21S</meta:editing-duration>
    <meta:editing-cycles>1</meta:editing-cycles>
    <meta:document-statistic meta:table-count="0" meta:image-count="4" meta:object-count="0" meta:page-count="1" meta:paragraph-count="4" meta:word-count="4" meta:character-count="36" meta:non-whitespace-character-count="36"/>
    <meta:generator>LibreOffice/7.3.5.2$Linux_X86_64 LibreOffice_project/30$Build-2</meta:generator>
  </office:meta>
</office:document-meta>
</file>